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231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1.861cm"/>
    </style:style>
    <style:style style:name="co4" style:family="table-column">
      <style:table-column-properties fo:break-before="auto" style:column-width="19.703cm"/>
    </style:style>
    <style:style style:name="co5" style:family="table-column">
      <style:table-column-properties fo:break-before="auto" style:column-width="11.695cm"/>
    </style:style>
    <style:style style:name="co6" style:family="table-column">
      <style:table-column-properties fo:break-before="auto" style:column-width="18.15cm"/>
    </style:style>
    <style:style style:name="co7" style:family="table-column">
      <style:table-column-properties fo:break-before="auto" style:column-width="20.138cm"/>
    </style:style>
    <style:style style:name="co8" style:family="table-column">
      <style:table-column-properties fo:break-before="auto" style:column-width="16.70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tas_ud2_practico_2026-01-12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umno</text:p>
          </table:table-cell>
          <table:table-cell office:value-type="string" calcext:value-type="string">
            <text:p>parte1</text:p>
          </table:table-cell>
          <table:table-cell office:value-type="string" calcext:value-type="string">
            <text:p>parte2</text:p>
          </table:table-cell>
          <table:table-cell office:value-type="string" calcext:value-type="string">
            <text:p>parte3</text:p>
          </table:table-cell>
          <table:table-cell office:value-type="string" calcext:value-type="string">
            <text:p>parte4</text:p>
          </table:table-cell>
          <table:table-cell office:value-type="string" calcext:value-type="string">
            <text:p>parte5</text:p>
          </table:table-cell>
          <table:table-cell office:value-type="string" calcext:value-type="string">
            <text:p>nota_total</text:p>
          </table:table-cell>
          <table:table-cell office:value-type="string" calcext:value-type="string">
            <text:p>observacio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RÓN PRIETO SÁNCHEZ_25187095_assignsubmission_fil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formula="of:=SUM([.B2:.F2])" office:value-type="float" office:value="5.5" calcext:value-type="float">
            <text:p>5,5</text:p>
          </table:table-cell>
          <table:table-cell office:value-type="string" calcext:value-type="string">
            <text:p>P1: Evidencia en lxc.txt: aparecen lxc launch, lxc list, lxc exec y salida de lxc info.Falta registrar en ese fichero los comandos de snapshot/export (el enunciado pide comandos usados en la parte). P2:dpkg -L "*ssh*" (incorrecto para “paquetes instalados que contengan ssh”; debía ser dpkg -l '*ssh*' o similar) dpkg -S /bin/bash (bien) dpkg -L nginx (bien) sudo apt autoremove (bien) P5: <text:s text:c="2"/>En crontab.txt:10 * * * * cat $(date) &gt;&gt; ... (mal: no es cada 10 min y comando incorrecto) <text:s/>* 1 * * * uptime &gt;&gt; ... (esto es cron, pero se pedía systemd timer para uptime) No existen mi-uptime.service, mi-uptime.timer ni timers.tx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XANDRE AZNAR GONZÁLEZ_25187104_assignsubmission_f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3:.F3])" office:value-type="float" office:value="6" calcext:value-type="float">
            <text:p>6</text:p>
          </table:table-cell>
          <table:table-cell office:value-type="string" calcext:value-type="string">
            <text:p>P1 faltan: lxc info ud2-lab (cmd o salida) | salida detallada lxc info</text:p>
          </table:table-cell>
          <table:table-cell office:value-type="string" calcext:value-type="string">
            <text:p><text:s/>P2 falta resultados/paqueteria.txt</text:p>
          </table:table-cell>
          <table:table-cell office:value-type="string" calcext:value-type="string">
            <text:p><text:s/>P5 faltan: mi-uptime.timer OnCalendar=*:0/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JOSÉ FERRÁNDEZ PONS_25187103_assignsubmission_fil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formula="of:=SUM([.B4:.F4])" office:value-type="float" office:value="8.5" calcext:value-type="float">
            <text:p>8,5</text:p>
          </table:table-cell>
          <table:table-cell office:value-type="string" calcext:value-type="string">
            <text:p>P1 faltan: lxc list (cmd o tabla) | salida detallada lxc info</text:p>
          </table:table-cell>
          <table:table-cell office:value-type="string" calcext:value-type="string">
            <text:p><text:s/>P5 faltan: mi-uptime.timer OnCalendar=*:0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GE PAREJA CARMONA_25187101_assignsubmission_file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SUM([.B5:.F5])" office:value-type="float" office:value="4.7" calcext:value-type="float">
            <text:p>4,7</text:p>
          </table:table-cell>
          <table:table-cell office:value-type="string" calcext:value-type="string">
            <text:p>P1 faltan: lxc launch ud2-lab (cmd o salida) | lxc list (cmd o tabla) | lxc info ud2-lab (cmd o salida) | salida detallada lxc info</text:p>
          </table:table-cell>
          <table:table-cell office:value-type="string" calcext:value-type="string">
            <text:p><text:s/>P3 faltan: target por defecto (cmd o salida)</text:p>
          </table:table-cell>
          <table:table-cell office:value-type="string" calcext:value-type="string">
            <text:p><text:s/>P4 falta resultados/procesos.txt</text:p>
          </table:table-cell>
          <table:table-cell office:value-type="string" calcext:value-type="string">
            <text:p><text:s/>P5 faltan: mi-uptime.timer OnCalendar=*:0/10 | timers.txt con mi-uptime (el fichero del timer está mal)</text:p>
          </table:table-cell>
          <table:table-cell/>
        </table:table-row>
        <table:table-row table:style-name="ro1">
          <table:table-cell office:value-type="string" calcext:value-type="string">
            <text:p>MANUEL RIVES CANDELA_25187097_assignsubmission_file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formula="of:=SUM([.B6:.F6])" office:value-type="float" office:value="8" calcext:value-type="float">
            <text:p>8</text:p>
          </table:table-cell>
          <table:table-cell office:value-type="string" calcext:value-type="string">
            <text:p>P1 faltan: salida detallada lxc info</text:p>
          </table:table-cell>
          <table:table-cell office:value-type="string" calcext:value-type="string">
            <text:p><text:s/>P4 faltan: kill SIGTERM (cmd o salida)</text:p>
          </table:table-cell>
          <table:table-cell office:value-type="string" calcext:value-type="string">
            <text:p><text:s/>P5 faltan: cron */10 fechas.log + crontab.txt | mi-uptime.service (contenido) | mi-uptime.timer OnCalendar=*:0/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GIO PERAL ROSIQUE_25187107_assignsubmission_file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table:formula="of:=SUM([.B7:.F7])" office:value-type="float" office:value="5.8" calcext:value-type="float">
            <text:p>5,8</text:p>
          </table:table-cell>
          <table:table-cell office:value-type="string" calcext:value-type="string">
            <text:p>P1 faltan: lxc launch ud2-lab (cmd o salida) | lxc info ud2-lab (cmd o salida) | salida detallada lxc info</text:p>
          </table:table-cell>
          <table:table-cell office:value-type="string" calcext:value-type="string">
            <text:p><text:s/>P2 faltan: apt autoremove (cmd o salida)</text:p>
          </table:table-cell>
          <table:table-cell office:value-type="string" calcext:value-type="string">
            <text:p><text:s/>P5 faltan: mi-uptime.timer OnCalendar=*:0/10 | timers.txt con mi-uptim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/00/0000</text:date>, <text:time style:data-style-name="N2" text:time-value="13:52:38.62385187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dc:date>2026-02-09T13:59:34.653768652</dc:date>
    <meta:editing-duration>PT54M17S</meta:editing-duration>
    <meta:editing-cycles>5</meta:editing-cycles>
    <meta:document-statistic meta:table-count="1" meta:cell-count="66" meta:object-count="0"/>
  </office:meta>
</office:document-meta>
</file>